
<file path=META-INF/manifest.xml><?xml version="1.0" encoding="utf-8"?>
<manifest:manifest xmlns:manifest="urn:oasis:names:tc:opendocument:xmlns:manifest:1.0">
  <manifest:file-entry manifest:media-type="application/vnd.oasis.opendocument.presentation" manifest:version="1.2" manifest:full-path="/"/>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color="#ffffff" draw:fill="solid" draw:fill-color="#0099ff" draw:textarea-vertical-align="middle" draw:auto-grow-height="false" fo:min-height="0.749cm" fo:min-width="0.499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opacity="50%" draw:textarea-horizontal-align="justify" draw:textarea-vertical-align="middle" draw:auto-grow-height="false" draw:shadow-opacity="50%"/>
    </style:style>
    <style:style style:name="gr5" style:family="graphic" style:parent-style-name="standard">
      <style:graphic-properties draw:stroke="none"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5.1cm"/>
    </style:style>
    <style:style style:name="gr8" style:family="graphic" style:parent-style-name="standard">
      <style:graphic-properties draw:fill="solid" draw:fill-color="#ff0000" draw:textarea-horizontal-align="justify" draw:textarea-vertical-align="middle" draw:auto-grow-height="false"/>
    </style:style>
    <style:style style:name="gr9" style:family="graphic" style:parent-style-name="standard">
      <style:graphic-properties draw:fill="solid" draw:fill-color="#00ff00" draw:textarea-horizontal-align="justify" draw:textarea-vertical-align="middle" draw:auto-grow-height="false"/>
    </style:style>
    <style:style style:name="gr10" style:family="graphic" style:parent-style-name="standard">
      <style:graphic-properties draw:fill="solid" draw:fill-color="#0000ff" draw:textarea-horizontal-align="justify" draw:textarea-vertical-align="middle" draw:auto-grow-height="false"/>
    </style:style>
    <style:style style:name="gr11" style:family="graphic" style:parent-style-name="standard">
      <style:graphic-properties draw:fill="solid" draw:fill-color="#ffff00" draw:textarea-horizontal-align="justify" draw:textarea-vertical-align="middle" draw:auto-grow-height="false"/>
    </style:style>
    <style:style style:name="gr12" style:family="graphic" style:parent-style-name="standard">
      <style:graphic-properties draw:ole-draw-aspect="1" style:protect="size"/>
    </style:style>
    <style:style style:name="pr1" style:family="presentation" style:parent-style-name="Default-subtitle">
      <style:graphic-properties draw:fill-color="#ffffff" fo:min-height="17.685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fo:min-height="3.256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322cm"/>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23pt" style:font-size-asian="23pt" style:font-size-complex="23pt"/>
    </style:style>
    <style:style style:name="P4" style:family="paragraph">
      <style:text-properties fo:font-size="28pt" style:font-size-asian="28pt" style:font-size-complex="28pt"/>
    </style:style>
    <style:style style:name="P5" style:family="paragraph">
      <style:text-properties fo:font-size="23pt" style:font-size-asian="23pt" style:font-size-complex="23pt"/>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size="18pt"/>
    </style:style>
    <style:style style:name="P8" style:family="paragraph">
      <style:text-properties fo:font-size="32pt" style:font-size-asian="32pt" style:font-size-complex="32pt"/>
    </style:style>
    <style:style style:name="T1" style:family="text">
      <style:text-properties fo:font-size="23pt" style:font-size-asian="23pt" style:font-size-complex="23pt"/>
    </style:style>
    <style:style style:name="T2" style:family="text">
      <style:text-properties fo:font-size="28pt" style:font-size-asian="28pt" style:font-size-complex="28pt"/>
    </style:style>
    <style:style style:name="T3" style:family="text">
      <style:text-properties fo:font-size="18pt"/>
    </style:style>
    <style:style style:name="T4" style:family="text">
      <style:text-properties fo:font-size="32pt" style:font-size-asian="32pt" style:font-size-complex="32pt"/>
    </style:style>
    <style:style style:name="T5" style:family="text">
      <style:text-properties style:text-position="super 58%" fo:font-size="44pt" style:font-size-asian="44pt" style:font-size-complex="44pt"/>
    </style:style>
    <style:style style:name="T6" style:family="text">
      <style:text-properties fo:color="#999999"/>
    </style:style>
    <style:style style:name="T7" style:family="text">
      <style:text-properties fo:color="#008080"/>
    </style:style>
    <style:style style:name="T8" style:family="text">
      <style:text-properties fo:font-size="25pt" style:font-size-asian="25pt" style:font-size-complex="25pt"/>
    </style:style>
    <style:style style:name="T9"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presentation:style-name="pr1" draw:layer="layout" svg:width="25.199cm" svg:height="17.685cm" svg:x="1.401cm" svg:y="0.963cm">
          <draw:text-box>
            <text:p/>
            <text:p/>
            <text:p/>
            <text:p text:style-name="P1"/>
            <text:p text:style-name="P1"/>
            <text:p text:style-name="P1">Clustering documents</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
        <draw:frame presentation:style-name="pr3" draw:layer="layout" svg:width="25.199cm" svg:height="3.256cm" svg:x="1.401cm" svg:y="2.763cm" presentation:class="title" presentation:user-transformed="true">
          <draw:text-box>
            <text:p>Agenda</text:p>
          </draw:text-box>
        </draw:frame>
        <draw:frame presentation:style-name="pr4" draw:layer="layout" svg:width="12.296cm" svg:height="13.859cm" svg:x="1.401cm" svg:y="6.715cm" presentation:class="outline" presentation:user-transformed="true">
          <draw:text-box>
            <text:list text:style-name="L3">
              <text:list-item>
                <text:p>Brief recap</text:p>
                <text:p/>
                <text:p/>
              </text:list-item>
              <text:list-item>
                <text:p>Batch clustering</text:p>
              </text:list-item>
            </text:list>
          </draw:text-box>
        </draw:frame>
        <draw:frame presentation:style-name="pr4" draw:layer="layout" svg:width="12.296cm" svg:height="13.859cm" svg:x="14.312cm" svg:y="6.715cm" presentation:class="outline" presentation:user-transformed="true">
          <draw:text-box>
            <text:list text:style-name="L3">
              <text:list-item>
                <text:p>Clustering streams</text:p>
                <text:p/>
                <text:p/>
              </text:list-item>
              <text:list-item>
                <text:p>Attribute clustering</text:p>
                <text:p/>
                <text:p/>
                <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draw:custom-shape draw:style-name="gr2" draw:text-style-name="P3" draw:layer="layout" svg:width="8.96cm" svg:height="5.078cm" svg:x="18.267cm" svg:y="2.081cm">
          <text:p text:style-name="P2"><text:span text:style-name="T1">Data</text:span></text:p>
          <text:p text:style-name="P2"><text:span text:style-name="T1">Preparation</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 draw:text-style-name="P3" draw:layer="layout" svg:width="8.96cm" svg:height="5.078cm" svg:x="18.267cm" svg:y="5.881cm">
          <text:p text:style-name="P2"><text:span text:style-name="T1">Problem</text:span></text:p>
          <text:p text:style-name="P2"><text:span text:style-name="T1">Definition</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 draw:text-style-name="P3" draw:layer="layout" svg:width="8.96cm" svg:height="5.078cm" svg:x="18.269cm" svg:y="9.681cm">
          <text:p text:style-name="P2"><text:span text:style-name="T1">Problem</text:span></text:p>
          <text:p text:style-name="P2"><text:span text:style-name="T1">Solution</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 draw:text-style-name="P3" draw:layer="layout" svg:width="8.96cm" svg:height="5.078cm" svg:x="18.269cm" svg:y="13.481cm">
          <text:p text:style-name="P2"><text:span text:style-name="T1">Application</text:span></text:p>
          <text:p text:style-name="P2"><text:span text:style-name="T1">of solution</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frame draw:style-name="gr3" draw:layer="layout" svg:width="9.053cm" svg:height="2.384cm" svg:x="2.223cm" svg:y="2.734cm">
          <draw:text-box>
            <text:p>Data selection, aggregation</text:p>
            <text:p>Data integration and cleansing</text:p>
            <text:p>Feature extraction</text:p>
          </draw:text-box>
        </draw:frame>
        <draw:frame draw:style-name="gr3" draw:layer="layout" svg:width="12.123cm" svg:height="2.384cm" svg:x="2.42cm" svg:y="6.9cm">
          <draw:text-box>
            <text:p>Define the objective</text:p>
            <text:p>Define your performance criteria</text:p>
            <text:p>Define the model space and assumptions</text:p>
          </draw:text-box>
        </draw:frame>
        <draw:frame draw:style-name="gr3" draw:layer="layout" svg:width="10.044cm" svg:height="1.673cm" svg:x="2.406cm" svg:y="11.312cm">
          <draw:text-box>
            <text:p>Identify and implement the correct</text:p>
            <text:p>algorithm for your problem.</text:p>
          </draw:text-box>
        </draw:frame>
        <draw:frame draw:style-name="gr3" draw:layer="layout" svg:width="12.885cm" svg:height="2.384cm" svg:x="2.363cm" svg:y="14.512cm">
          <draw:text-box>
            <text:p>Train and tune the model</text:p>
            <text:p>Evaluate model performance on known data</text:p>
            <text:p>Use the model for prediction on new data</text:p>
          </draw:text-box>
        </draw:frame>
        <draw:custom-shape draw:style-name="gr4" draw:text-style-name="P2" draw:layer="layout" svg:width="26.203cm" svg:height="6.678cm" svg:x="0.985cm" svg:y="13.851cm">
          <text:p/>
          <draw:enhanced-geometry svg:viewBox="0 0 21600 21600" draw:type="rectangle" draw:enhanced-path="M 0 0 L 21600 0 21600 21600 0 21600 0 0 Z N"/>
        </draw:custom-shape>
        <draw:frame draw:style-name="gr3" draw:layer="layout" svg:width="1.277cm" svg:height="0.962cm" svg:x="26.591cm" svg:y="20.017cm">
          <draw:text-box>
            <text:p>(2)</text:p>
          </draw:text-box>
        </draw:frame>
        <draw:custom-shape draw:style-name="gr4" draw:text-style-name="P2" draw:layer="layout" svg:width="26.203cm" svg:height="9.134cm" svg:x="0.986cm" svg:y="0.91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32">
        <draw:frame presentation:style-name="pr1" draw:layer="layout" svg:width="25.199cm" svg:height="17.685cm" svg:x="-3.4cm" svg:y="4.262cm" presentation:class="subtitle" presentation:user-transformed="true">
          <draw:text-box>
            <text:p>Clustering</text:p>
          </draw:text-box>
        </draw:frame>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32">
        <draw:custom-shape draw:style-name="gr5" draw:text-style-name="P2" draw:layer="layout" svg:width="4.754cm" svg:height="19.802cm" svg:x="0.996cm" svg:y="0.62cm">
          <text:p/>
          <draw:enhanced-geometry svg:viewBox="0 0 21600 21600" draw:type="rectangle" draw:enhanced-path="M 0 0 L 21600 0 21600 21600 0 21600 0 0 Z N"/>
        </draw:custom-shape>
        <draw:frame draw:style-name="gr3" draw:text-style-name="P4" draw:layer="layout" svg:width="3.635cm" svg:height="1.352cm" svg:x="1.492cm" svg:y="2.604cm">
          <draw:text-box>
            <text:p><text:span text:style-name="T2">Given: </text:span></text:p>
          </draw:text-box>
        </draw:frame>
        <draw:frame draw:style-name="gr3" draw:text-style-name="P4" draw:layer="layout" svg:width="3.254cm" svg:height="1.352cm" svg:x="1.493cm" svg:y="7.204cm">
          <draw:text-box>
            <text:p><text:span text:style-name="T2">Input: </text:span></text:p>
          </draw:text-box>
        </draw:frame>
        <draw:frame draw:style-name="gr3" draw:text-style-name="P4" draw:layer="layout" svg:width="4.02cm" svg:height="1.352cm" svg:x="1.493cm" svg:y="11.804cm">
          <draw:text-box>
            <text:p><text:span text:style-name="T2">Output: </text:span></text:p>
          </draw:text-box>
        </draw:frame>
        <draw:frame draw:style-name="gr3" draw:text-style-name="P5" draw:layer="layout" svg:width="16.703cm" svg:height="2.073cm" svg:x="7.362cm" svg:y="2.376cm">
          <draw:text-box>
            <text:p><text:span text:style-name="T1">Training data without known target attributes </text:span></text:p>
            <text:p><text:span text:style-name="T1">(unlabeled training data).</text:span></text:p>
          </draw:text-box>
        </draw:frame>
        <draw:frame draw:style-name="gr3" draw:text-style-name="P5" draw:layer="layout" svg:width="11.517cm" svg:height="1.162cm" svg:x="7.362cm" svg:y="7.568cm">
          <draw:text-box>
            <text:p><text:span text:style-name="T1">Instance is vector of attributes.</text:span></text:p>
          </draw:text-box>
        </draw:frame>
        <draw:frame draw:style-name="gr3" draw:text-style-name="P5" draw:layer="layout" svg:width="16.06cm" svg:height="1.162cm" svg:x="7.362cm" svg:y="11.902cm">
          <draw:text-box>
            <text:p><text:span text:style-name="T1">Goal is grouping similar instances together.</text:span></text:p>
          </draw:text-box>
        </draw:frame>
        <presentation:notes draw:style-name="dp2">
          <draw:page-thumbnail draw:style-name="gr1"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32">
        <draw:line draw:style-name="gr6" draw:text-style-name="P2" draw:layer="layout" svg:x1="4.456cm" svg:y1="18.732cm" svg:x2="4.452cm" svg:y2="6.132cm">
          <text:p/>
        </draw:line>
        <draw:line draw:style-name="gr6" draw:text-style-name="P2" draw:layer="layout" svg:x1="2.971cm" svg:y1="17.33cm" svg:x2="25.408cm" svg:y2="17.387cm">
          <text:p/>
        </draw:line>
        <draw:frame draw:style-name="gr7" draw:text-style-name="P7" draw:layer="layout" svg:width="5.6cm" svg:height="0.962cm" svg:x="0cm" svg:y="4.908cm">
          <draw:text-box>
            <text:p text:style-name="P6"><text:span text:style-name="T3">Sunny weather</text:span></text:p>
          </draw:text-box>
        </draw:frame>
        <draw:frame draw:style-name="gr3" draw:text-style-name="P7" draw:layer="layout" svg:width="8.634cm" svg:height="0.962cm" svg:x="18.656cm" svg:y="17.824cm">
          <draw:text-box>
            <text:p text:style-name="P6"><text:span text:style-name="T3">High performance computing</text:span></text:p>
          </draw:text-box>
        </draw:frame>
        <draw:custom-shape draw:style-name="gr8" draw:text-style-name="P2" draw:layer="layout" svg:width="2.268cm" svg:height="2.507cm" svg:x="18.155cm" svg:y="6.45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9" draw:text-style-name="P2" draw:layer="layout" svg:width="2.268cm" svg:height="2.507cm" svg:x="7.546cm" svg:y="6.97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 draw:text-style-name="P2" draw:layer="layout" svg:width="2.268cm" svg:height="2.507cm" svg:x="19.205cm" svg:y="13.482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1" draw:text-style-name="P2" draw:layer="layout" svg:width="2.268cm" svg:height="2.507cm" svg:x="6.527cm" svg:y="13.829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3" draw:text-style-name="P8" draw:layer="layout" svg:width="15.886cm" svg:height="1.517cm" svg:x="1.731cm" svg:y="2.144cm">
          <draw:text-box>
            <text:p><text:span text:style-name="T4">If we looked at two words only:</text:span></text:p>
          </draw:text-box>
        </draw:frame>
        <presentation:notes draw:style-name="dp2">
          <draw:page-thumbnail draw:style-name="gr1" draw:layer="layout" svg:width="13.968cm" svg:height="10.476cm" svg:x="3.81cm" svg:y="2.123cm" draw:page-number="6" presentation:class="page"/>
          <draw:frame presentation:style-name="pr5"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256cm" svg:x="1.4cm" svg:y="0.962cm" presentation:class="title">
          <draw:text-box>
            <text:p>Motivation</text:p>
          </draw:text-box>
        </draw:frame>
        <draw:frame presentation:style-name="pr4" draw:layer="layout" svg:width="25.199cm" svg:height="13.859cm" svg:x="1.4cm" svg:y="4.914cm" presentation:class="outline">
          <draw:text-box>
            <text:list text:style-name="L3">
              <text:list-item>
                <text:p>Data understanding:</text:p>
                <text:list>
                  <text:list-item>
                    <text:p>Customer segmentation.</text:p>
                  </text:list-item>
                  <text:list-item>
                    <text:p>Topics in a collection of documents.</text:p>
                  </text:list-item>
                  <text:list-item>
                    <text:p>Image segmentation.</text:p>
                  </text:list-item>
                  <text:list-item>
                    <text:p>Emerging news stories.</text:p>
                  </text:list-item>
                  <text:list-item>
                    <text:p>Common topics in search results.</text:p>
                  </text:list-item>
                </text:list>
              </text:list-item>
              <text:list-item>
                <text:p>Data preparation step:</text:p>
                <text:list>
                  <text:list-item>
                    <text:p>Detect outliers.</text:p>
                  </text:list-item>
                  <text:list-item>
                    <text:p>Compute discrete attributes.</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5" draw:layer="layout" svg:width="17.271cm" svg:height="12.322cm" svg:x="2.159cm" svg:y="13.271cm" presentation:class="notes" presentation:user-transformed="true">
            <draw:text-box>
              <text:p>Cluster customers by risk, interest, ad targeting, building recommenders</text:p>
              <text:p>News clustering nach Ressort oder alternativ entdecken aufkommender Themen</text:p>
              <text:p>Tweet clustering zum Entdecken aufkommender Trends und Themen</text:p>
              <text:p>Bilder nach Arealen segmentieren: Wo ist der Löwe?</text:p>
              <text:p>Search: Leopard vs. Leopard vs. Leopard (same with Apache)</text:p>
              <text:p>Outliers: go to separate cluster.</text:p>
            </draw:text-box>
          </draw:frame>
        </presentation:notes>
      </draw:page>
      <draw:page draw:name="page8" draw:style-name="dp1" draw:master-page-name="Default" presentation:presentation-page-layout-name="AL2T1">
        <draw:frame presentation:style-name="pr3" draw:layer="layout" svg:width="25.199cm" svg:height="3.256cm" svg:x="1.4cm" svg:y="2.562cm" presentation:class="title" presentation:user-transformed="true">
          <draw:text-box>
            <text:p>Evaluation</text:p>
          </draw:text-box>
        </draw:frame>
        <draw:frame presentation:style-name="pr4" draw:layer="layout" svg:width="25.199cm" svg:height="13.859cm" svg:x="1.4cm" svg:y="6.514cm" presentation:class="outline" presentation:user-transformed="true">
          <draw:text-box>
            <text:list text:style-name="L3">
              <text:list-item>
                <text:p>Intra cluster similarity.</text:p>
              </text:list-item>
              <text:list-item>
                <text:p>Inter cluster similarity.</text:p>
              </text:list-item>
              <text:list-item>
                <text:p>Cluster number/ form/ size distribution.</text:p>
              </text:list-item>
              <text:list-item>
                <text:p>Possibility to interpret clusters.</text:p>
              </text:list-item>
            </text:list>
          </draw:text-box>
        </draw:frame>
        <presentation:notes draw:style-name="dp2">
          <draw:page-thumbnail draw:style-name="gr1" draw:layer="layout" svg:width="13.968cm" svg:height="10.476cm" svg:x="3.81cm" svg:y="2.123cm" draw:page-number="8" presentation:class="page"/>
          <draw:frame presentation:style-name="pr5" draw:layer="layout" svg:width="17.271cm" svg:height="12.322cm" svg:x="2.159cm" svg:y="13.271cm" presentation:class="notes" presentation:user-transformed="true">
            <draw:text-box>
              <text:p>Automatische Methoden geben nur Hinweise</text:p>
              <text:p>Vergleich mit Goldstandard schwierig – warum würde man wohl clustern wenn man den schon hätte</text:p>
              <text:p>Vergleich mit Domain Expert oft teuer aber unerläßlich: Entwickler und PO an einen Tisch setzen, Parameter tuning live durchführen oder vorberechnen. Features wie “Cluster die drei Wochen alt sind interessieren heute eh keinen mehr” fallen dann viel leichter auf.</text:p>
              <text:p>Bei sehr vielen Clustern wichtig: Präsentation und Ranking.</text:p>
              <text:p>Automatische Extraktion von Cluster namen und titeln außen vor. Separates Problem.</text:p>
            </draw:text-box>
          </draw:frame>
        </presentation:notes>
      </draw:page>
      <draw:page draw:name="page9" draw:style-name="dp1" draw:master-page-name="Default" presentation:presentation-page-layout-name="AL2T1">
        <draw:frame presentation:style-name="pr3" draw:layer="layout" svg:width="25.199cm" svg:height="3.256cm" svg:x="1.4cm" svg:y="0.962cm" presentation:class="title">
          <draw:text-box>
            <text:p>Clustering algorithms<text:span text:style-name="T5">[1]</text:span></text:p>
          </draw:text-box>
        </draw:frame>
        <draw:frame presentation:style-name="pr4" draw:layer="layout" svg:width="25.199cm" svg:height="13.859cm" svg:x="1.4cm" svg:y="4.914cm" presentation:class="outline">
          <draw:text-box>
            <text:list text:style-name="L3">
              <text:list-item>
                <text:p>Similarity based</text:p>
                <text:list>
                  <text:list-item>
                    <text:p>Based on prototypes (k-Means/ k-Medoids)</text:p>
                  </text:list-item>
                  <text:list-item>
                    <text:p>Mixture models (Mixture of Gaussians)</text:p>
                  </text:list-item>
                  <text:list-item>
                    <text:p>Linkage based</text:p>
                  </text:list-item>
                  <text:list-item>
                    <text:p>Based on graph theory (Spectral clustering)</text:p>
                  </text:list-item>
                </text:list>
              </text:list-item>
              <text:list-item>
                <text:p>Density based</text:p>
                <text:list>
                  <text:list-item>
                    <text:p>Spatial clustering (DBSCAN/ Optics)</text:p>
                  </text:list-item>
                  <text:list-item>
                    <text:p>Mode Seeking (Mean-shift)</text:p>
                  </text:list-item>
                  <text:list-item>
                    <text:p>Kernel based (Denclue)</text:p>
                  </text:list-item>
                  <text:list-item>
                    <text:p>Grid based (String)</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256cm" svg:x="1.401cm" svg:y="0.963cm" presentation:class="title" presentation:user-transformed="true">
          <draw:text-box>
            <text:p>Clustering algorithms<text:span text:style-name="T5">[1]</text:span></text:p>
          </draw:text-box>
        </draw:frame>
        <draw:frame presentation:style-name="pr4" draw:layer="layout" svg:width="25.199cm" svg:height="13.859cm" svg:x="1.401cm" svg:y="4.915cm" presentation:class="outline" presentation:user-transformed="true">
          <draw:text-box>
            <text:list text:style-name="L3">
              <text:list-item>
                <text:p>Similarity based</text:p>
                <text:list>
                  <text:list-item>
                    <text:p>Based on prototypes (k-Means/ k-Medoids)</text:p>
                  </text:list-item>
                  <text:list-item>
                    <text:p>Mixture models (Mixture of Gaussians)</text:p>
                  </text:list-item>
                  <text:list-item>
                    <text:p>Linkage based</text:p>
                  </text:list-item>
                  <text:list-item>
                    <text:p><text:span text:style-name="T6">Based on graph theory (Spectral clustering)</text:span></text:p>
                  </text:list-item>
                </text:list>
              </text:list-item>
              <text:list-item>
                <text:p><text:span text:style-name="T6">Density based</text:span></text:p>
                <text:list>
                  <text:list-item>
                    <text:p><text:span text:style-name="T6">Spatial clustering (DBSCAN/ Optics)</text:span></text:p>
                  </text:list-item>
                  <text:list-item>
                    <text:p><text:span text:style-name="T6">Mode Seeking (Mean-shift)</text:span></text:p>
                  </text:list-item>
                  <text:list-item>
                    <text:p><text:span text:style-name="T6">Kernel based (Denclue)</text:span></text:p>
                  </text:list-item>
                  <text:list-item>
                    <text:p><text:span text:style-name="T6">Grid based (String)</text:span></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256cm" svg:x="1.401cm" svg:y="0.963cm" presentation:class="title" presentation:user-transformed="true">
          <draw:text-box>
            <text:p>Clustering algorithms<text:span text:style-name="T5">[1]</text:span></text:p>
          </draw:text-box>
        </draw:frame>
        <draw:frame presentation:style-name="pr4" draw:layer="layout" svg:width="25.199cm" svg:height="13.859cm" svg:x="1.401cm" svg:y="4.915cm" presentation:class="outline" presentation:user-transformed="true">
          <draw:text-box>
            <text:list text:style-name="L3">
              <text:list-item>
                <text:p>Similarity based</text:p>
                <text:list>
                  <text:list-item>
                    <text:p><text:span text:style-name="T7">Based on prototypes (k-Means/ k-Medoids)</text:span></text:p>
                  </text:list-item>
                  <text:list-item>
                    <text:p>Mixture models (Mixture of Gaussians)</text:p>
                  </text:list-item>
                  <text:list-item>
                    <text:p>Linkage based</text:p>
                  </text:list-item>
                  <text:list-item>
                    <text:p><text:span text:style-name="T7">Based on graph theory (Spectral clustering)</text:span></text:p>
                  </text:list-item>
                </text:list>
              </text:list-item>
              <text:list-item>
                <text:p>Density based</text:p>
                <text:list>
                  <text:list-item>
                    <text:p>Spatial clustering (DBSCAN/ Optics)</text:p>
                  </text:list-item>
                  <text:list-item>
                    <text:p><text:span text:style-name="T7">Mode Seeking (Mean-shift)</text:span></text:p>
                  </text:list-item>
                  <text:list-item>
                    <text:p>Kernel based (Denclue)</text:p>
                  </text:list-item>
                  <text:list-item>
                    <text:p>Grid based (String)</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322cm" svg:x="2.159cm" svg:y="13.271cm" presentation:class="notes" presentation:user-transformed="true">
            <draw:text-box>
              <text:p>Dazu: Dirichlet basiert (Mixture model, nur nicht Gaussian)</text:p>
            </draw:text-box>
          </draw:frame>
        </presentation:notes>
      </draw:page>
      <draw:page draw:name="page12" draw:style-name="dp1" draw:master-page-name="Default" presentation:presentation-page-layout-name="AL2T1">
        <draw:frame presentation:style-name="pr3" draw:layer="layout" svg:width="25.199cm" svg:height="3.256cm" svg:x="1.4cm" svg:y="0.962cm" presentation:class="title">
          <draw:text-box>
            <text:p>Prototype based</text:p>
          </draw:text-box>
        </draw:frame>
        <draw:frame presentation:style-name="pr4" draw:layer="layout" svg:width="25.199cm" svg:height="13.859cm" svg:x="1.4cm" svg:y="4.914cm" presentation:class="outline">
          <draw:text-box>
            <text:list text:style-name="L3">
              <text:list-item>
                <text:p>Given:</text:p>
                <text:list>
                  <text:list-item>
                    <text:p>Number of clusters.</text:p>
                  </text:list-item>
                  <text:list-item>
                    <text:p>Set of instances.</text:p>
                  </text:list-item>
                  <text:list-item>
                    <text:p>Similarity measure.</text:p>
                  </text:list-item>
                </text:list>
              </text:list-item>
              <text:list-item>
                <text:p>Goal:</text:p>
                <text:list>
                  <text:list-item>
                    <text:p>Partition the instances such that intra-cluster similarity is maximised and inter-cluster similarity is minimised.</text:p>
                  </text:list-item>
                  <text:list-item>
                    <text:p>Idea: Minimise squared distance to cluster centers.</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256cm" svg:x="1.4cm" svg:y="2.862cm" presentation:class="title" presentation:user-transformed="true">
          <draw:text-box>
            <text:p>k-Means</text:p>
          </draw:text-box>
        </draw:frame>
        <draw:frame presentation:style-name="pr4" draw:layer="layout" svg:width="25.199cm" svg:height="13.859cm" svg:x="1.4cm" svg:y="6.814cm" presentation:class="outline" presentation:user-transformed="true">
          <draw:text-box>
            <text:list text:style-name="L3">
              <text:list-item>
                <text:p>Finding </text:p>
                <text:list>
                  <text:list-item>
                    <text:p>ideal cluster centers</text:p>
                  </text:list-item>
                  <text:list-item>
                    <text:p>best instance to center assignment is hard.</text:p>
                    <text:p/>
                  </text:list-item>
                </text:list>
              </text:list-item>
              <text:list-item>
                <text:p>Idea: Optimise in alternating steps.</text:p>
              </text:list-item>
            </text:list>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322cm" svg:x="2.159cm" svg:y="13.271cm" presentation:class="notes" presentation:user-transformed="true">
            <draw:text-box>
              <text:p>Ablauf bei K-Means mit drei Iterationen anzeichnen</text:p>
            </draw:text-box>
          </draw:frame>
        </presentation:notes>
      </draw:page>
      <draw:page draw:name="page14" draw:style-name="dp1" draw:master-page-name="Default" presentation:presentation-page-layout-name="AL2T1">
        <draw:frame presentation:style-name="pr3" draw:layer="layout" svg:width="25.199cm" svg:height="3.256cm" svg:x="1.4cm" svg:y="0.962cm" presentation:class="title">
          <draw:text-box>
            <text:p>k-Means</text:p>
          </draw:text-box>
        </draw:frame>
        <draw:frame presentation:style-name="pr4" draw:layer="layout" svg:width="25.199cm" svg:height="13.859cm" svg:x="1.4cm" svg:y="4.914cm" presentation:class="outline">
          <draw:text-box>
            <text:list text:style-name="L3">
              <text:list-item>
                <text:p>Advantages:</text:p>
                <text:list>
                  <text:list-item>
                    <text:p>Simple to understand and implement.</text:p>
                  </text:list-item>
                  <text:list-item>
                    <text:p>Rather fast (O(nk) per iteration)).</text:p>
                  </text:list-item>
                  <text:list-item>
                    <text:p>Easy to express in map/reduce.</text:p>
                    <text:p/>
                  </text:list-item>
                </text:list>
              </text:list-item>
              <text:list-item>
                <text:p>Disadvantages:</text:p>
                <text:list>
                  <text:list-item>
                    <text:p>Only local minimum.</text:p>
                  </text:list-item>
                  <text:list-item>
                    <text:p>Hard instance to cluster assignment.</text:p>
                  </text:list-item>
                  <text:list-item>
                    <text:p>Number of clusters must be pre-defined.</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322cm" svg:x="2.159cm" svg:y="13.271cm" presentation:class="notes" presentation:user-transformed="true">
            <draw:text-box>
              <text:p>Cluster Mittelpunkte müssen in Hauptspeicher passen – bei K-Means = k * Anzahl Features. Bei sehr vielen Features ok-ish, bei dazu sehr vielen (tausenden) Clustern wird das so schwierig.</text:p>
              <text:p/>
              <text:p>Frage an alle: Wie parallelisieren.</text:p>
            </draw:text-box>
          </draw:frame>
        </presentation:notes>
      </draw:page>
      <draw:page draw:name="page15" draw:style-name="dp1" draw:master-page-name="Default" presentation:presentation-page-layout-name="AL2T1">
        <draw:frame presentation:style-name="pr3" draw:layer="layout" svg:width="25.199cm" svg:height="3.256cm" svg:x="1.4cm" svg:y="0.962cm" presentation:class="title">
          <draw:text-box>
            <text:p>Mixture models</text:p>
          </draw:text-box>
        </draw:frame>
        <draw:frame presentation:style-name="pr4" draw:layer="layout" svg:width="25.199cm" svg:height="13.859cm" svg:x="1.401cm" svg:y="4.915cm" presentation:class="outline" presentation:user-transformed="true">
          <draw:text-box>
            <text:list text:style-name="L3">
              <text:list-item>
                <text:p>Given:</text:p>
                <text:list>
                  <text:list-item>
                    <text:p>Set of instances.</text:p>
                  </text:list-item>
                  <text:list-item>
                    <text:p>Assumption on data distribution.</text:p>
                    <text:p/>
                  </text:list-item>
                </text:list>
              </text:list-item>
              <text:list-item>
                <text:p>Goal:</text:p>
                <text:list>
                  <text:list-item>
                    <text:p>Probabilistic assignment of data points to clusters.</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256cm" svg:x="1.4cm" svg:y="0.962cm" presentation:class="title">
          <draw:text-box>
            <text:p>Mixture models</text:p>
          </draw:text-box>
        </draw:frame>
        <draw:frame presentation:style-name="pr4" draw:layer="layout" svg:width="25.199cm" svg:height="13.859cm" svg:x="1.4cm" svg:y="4.914cm" presentation:class="outline">
          <draw:text-box>
            <text:list text:style-name="L3">
              <text:list-item>
                <text:p>Idea:</text:p>
                <text:list>
                  <text:list-item>
                    <text:p>Generative mixture model generated the data.</text:p>
                  </text:list-item>
                  <text:list-item>
                    <text:p>Cluster assignments are hidden variables.</text:p>
                    <text:p/>
                  </text:list-item>
                </text:list>
              </text:list-item>
              <text:list-item>
                <text:p>Goal:</text:p>
                <text:list>
                  <text:list-item>
                    <text:p>Find the parameters of above model by maximising the A-Posteriori-probability of the model:</text:p>
                    <text:p/>
                  </text:list-item>
                </text:list>
              </text:list-item>
            </text:list>
          </draw:text-box>
        </draw:frame>
        <draw:frame draw:style-name="gr12" draw:layer="layout" svg:width="12.573cm" svg:height="1.285cm" svg:x="7.227cm" svg:y="16.739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3.968cm" svg:height="10.476cm" svg:x="3.81cm" svg:y="2.123cm" draw:page-number="16" presentation:class="page"/>
          <draw:frame presentation:style-name="pr5"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256cm" svg:x="1.4cm" svg:y="0.962cm" presentation:class="title">
          <draw:text-box>
            <text:p>Mixture models - example</text:p>
          </draw:text-box>
        </draw:frame>
        <draw:frame presentation:style-name="pr4" draw:layer="layout" svg:width="25.199cm" svg:height="13.859cm" svg:x="1.648cm" svg:y="4.618cm" presentation:class="outline" presentation:user-transformed="true">
          <draw:text-box>
            <text:list text:style-name="L3">
              <text:list-item>
                <text:p>Goal: Assign points <text:span text:style-name="T8">{x_1, x_2, … x_n} </text:span><text:span text:style-name="T4">to k clusters:</text:span></text:p>
                <text:p><text:span text:style-name="T4"/></text:p>
                <text:p><text:span text:style-name="T4"/></text:p>
              </text:list-item>
              <text:list-item>
                <text:p><text:span text:style-name="T4">Data model is combination of Gaussians with different means and co-variances: </text:span></text:p>
              </text:list-item>
            </text:list>
          </draw:text-box>
        </draw:frame>
        <draw:frame draw:style-name="gr12" draw:layer="layout" svg:width="8.179cm" svg:height="2.642cm" svg:x="4.255cm" svg:y="6.477cm">
          <draw:object xlink:href="./Object 2" xlink:type="simple" xlink:show="embed" xlink:actuate="onLoad"/>
          <draw:image xlink:href="./ObjectReplacements/Object 2" xlink:type="simple" xlink:show="embed" xlink:actuate="onLoad"/>
        </draw:frame>
        <draw:frame draw:style-name="gr12" draw:layer="layout" svg:width="19.851cm" svg:height="3.942cm" svg:x="3.967cm" svg:y="13.325cm">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3.968cm" svg:height="10.476cm" svg:x="3.81cm" svg:y="2.123cm" draw:page-number="17" presentation:class="page"/>
          <draw:frame presentation:style-name="pr5" draw:layer="layout" svg:width="17.271cm" svg:height="12.322cm" svg:x="2.159cm" svg:y="13.271cm" presentation:class="notes" presentation:user-transformed="true">
            <draw:text-box>
              <text:p>Ablauf von EM in drei Iterationen anzeichnen</text:p>
            </draw:text-box>
          </draw:frame>
        </presentation:notes>
      </draw:page>
      <draw:page draw:name="page18" draw:style-name="dp1" draw:master-page-name="Default" presentation:presentation-page-layout-name="AL2T1">
        <draw:frame presentation:style-name="pr3" draw:layer="layout" svg:width="25.199cm" svg:height="3.256cm" svg:x="1.4cm" svg:y="0.962cm" presentation:class="title">
          <draw:text-box>
            <text:p>Mixture models</text:p>
          </draw:text-box>
        </draw:frame>
        <draw:frame presentation:style-name="pr4" draw:layer="layout" svg:width="25.199cm" svg:height="13.859cm" svg:x="1.4cm" svg:y="4.914cm" presentation:class="outline">
          <draw:text-box>
            <text:list text:style-name="L3">
              <text:list-item>
                <text:p>Advantages:</text:p>
                <text:list>
                  <text:list-item>
                    <text:p>Probabilistic cluster assignment.</text:p>
                    <text:p/>
                  </text:list-item>
                </text:list>
              </text:list-item>
              <text:list-item>
                <text:p>Disadvantages:</text:p>
                <text:list>
                  <text:list-item>
                    <text:p>Slower and more complex than k-means.</text:p>
                  </text:list-item>
                  <text:list-item>
                    <text:p>Only works with numerical attributes.</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256cm" svg:x="1.4cm" svg:y="0.962cm" presentation:class="title">
          <draw:text-box>
            <text:p>Linkage based</text:p>
          </draw:text-box>
        </draw:frame>
        <draw:frame presentation:style-name="pr4" draw:layer="layout" svg:width="25.199cm" svg:height="13.859cm" svg:x="1.4cm" svg:y="4.914cm" presentation:class="outline">
          <draw:text-box>
            <text:list text:style-name="L3">
              <text:list-item>
                <text:p>Given unlabeled training and distance measure.</text:p>
                <text:p/>
              </text:list-item>
              <text:list-item>
                <text:p>Goal: Visualise data in a dendrogam.</text:p>
                <text:p/>
              </text:list-item>
              <text:list-item>
                <text:p>Ideas:</text:p>
                <text:list>
                  <text:list-item>
                    <text:p>Hierarchical agglomerative.</text:p>
                  </text:list-item>
                  <text:list-item>
                    <text:p>Divisive hierarchical.</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5" draw:layer="layout" svg:width="17.271cm" svg:height="12.322cm" svg:x="2.159cm" svg:y="13.271cm" presentation:class="notes" presentation:user-transformed="true">
            <draw:text-box>
              <text:p>Dendrogam anzeichnen</text:p>
              <text:p/>
              <text:p>Agglomerative and divisive anmalen/erklären</text:p>
            </draw:text-box>
          </draw:frame>
        </presentation:notes>
      </draw:page>
      <draw:page draw:name="page20" draw:style-name="dp1" draw:master-page-name="Default" presentation:presentation-page-layout-name="AL2T1">
        <draw:frame presentation:style-name="pr3" draw:layer="layout" svg:width="25.199cm" svg:height="3.256cm" svg:x="1.4cm" svg:y="0.962cm" presentation:class="title">
          <draw:text-box>
            <text:p>Linkage based - distances</text:p>
          </draw:text-box>
        </draw:frame>
        <draw:frame presentation:style-name="pr4" draw:layer="layout" svg:width="25.199cm" svg:height="13.859cm" svg:x="1.4cm" svg:y="4.914cm" presentation:class="outline">
          <draw:text-box>
            <text:list text:style-name="L3">
              <text:list-item>
                <text:p>Single linkage: </text:p>
                <text:p/>
              </text:list-item>
              <text:list-item>
                <text:p>Max linkage:</text:p>
                <text:p/>
              </text:list-item>
              <text:list-item>
                <text:p>Average linkage:</text:p>
                <text:p/>
              </text:list-item>
              <text:list-item>
                <text:p>Average group linkage:</text:p>
                <text:p/>
                <text:p/>
              </text:list-item>
            </text:list>
          </draw:text-box>
        </draw:frame>
        <draw:frame draw:style-name="gr12" draw:layer="layout" svg:width="13.906cm" svg:height="1.83cm" svg:x="13.986cm" svg:y="5.464cm">
          <draw:object xlink:href="./Object 4" xlink:type="simple" xlink:show="embed" xlink:actuate="onLoad"/>
          <draw:image xlink:href="./ObjectReplacements/Object 4" xlink:type="simple" xlink:show="embed" xlink:actuate="onLoad"/>
        </draw:frame>
        <draw:frame draw:style-name="gr12" draw:layer="layout" svg:width="13.906cm" svg:height="1.83cm" svg:x="13.986cm" svg:y="8.564cm">
          <draw:object xlink:href="./Object 5" xlink:type="simple" xlink:show="embed" xlink:actuate="onLoad"/>
          <draw:image xlink:href="./ObjectReplacements/Object 5" xlink:type="simple" xlink:show="embed" xlink:actuate="onLoad"/>
        </draw:frame>
        <draw:frame draw:style-name="gr12" draw:layer="layout" svg:width="17.179cm" svg:height="2.522cm" svg:x="10.786cm" svg:y="11.564cm">
          <draw:object xlink:href="./Object 6" xlink:type="simple" xlink:show="embed" xlink:actuate="onLoad"/>
          <draw:image xlink:href="./ObjectReplacements/Object 6" xlink:type="simple" xlink:show="embed" xlink:actuate="onLoad"/>
        </draw:frame>
        <draw:frame draw:style-name="gr12" draw:layer="layout" svg:width="17.491cm" svg:height="2.522cm" svg:x="10.487cm" svg:y="15.664cm">
          <draw:object xlink:href="./Object 7" xlink:type="simple" xlink:show="embed" xlink:actuate="onLoad"/>
          <draw:image xlink:href="./ObjectReplacements/Object 7" xlink:type="simple" xlink:show="embed" xlink:actuate="onLoad"/>
        </draw:frame>
        <presentation:notes draw:style-name="dp2">
          <draw:page-thumbnail draw:style-name="gr1" draw:layer="layout" svg:width="13.968cm" svg:height="10.476cm" svg:x="3.81cm" svg:y="2.123cm" draw:page-number="20" presentation:class="page"/>
          <draw:frame presentation:style-name="pr5" draw:layer="layout" svg:width="17.271cm" svg:height="12.322cm" svg:x="2.159cm" svg:y="13.271cm" presentation:class="notes">
            <draw:text-box>
              <text:p>Single: Chains</text:p>
              <text:p>Max: Clumbs</text:p>
              <text:p>Average group: Good for booth</text:p>
            </draw:text-box>
          </draw:frame>
        </presentation:notes>
      </draw:page>
      <draw:page draw:name="page21" draw:style-name="dp1" draw:master-page-name="Default" presentation:presentation-page-layout-name="AL2T1">
        <draw:frame presentation:style-name="pr3" draw:layer="layout" svg:width="25.199cm" svg:height="3.256cm" svg:x="1.4cm" svg:y="0.962cm" presentation:class="title">
          <draw:text-box>
            <text:p>Linkage based</text:p>
          </draw:text-box>
        </draw:frame>
        <draw:frame presentation:style-name="pr4" draw:layer="layout" svg:width="25.199cm" svg:height="13.859cm" svg:x="1.813cm" svg:y="4.5cm" presentation:class="outline" presentation:user-transformed="true">
          <draw:text-box>
            <text:list text:style-name="L3">
              <text:list-item>
                <text:p>Advantages:</text:p>
                <text:list>
                  <text:list-item>
                    <text:p>Easy to implement.</text:p>
                  </text:list-item>
                  <text:list-item>
                    <text:p>Relatively fast.</text:p>
                  </text:list-item>
                  <text:list-item>
                    <text:p>Iterative.</text:p>
                  </text:list-item>
                  <text:list-item>
                    <text:p>No need to define number of clusters in advance.</text:p>
                  </text:list-item>
                </text:list>
              </text:list-item>
              <text:list-item>
                <text:p>Disadvantages:</text:p>
                <text:list>
                  <text:list-item>
                    <text:p>Only local optimum.</text:p>
                  </text:list-item>
                  <text:list-item>
                    <text:p>Hard cluster assignment.</text:p>
                  </text:list-item>
                  <text:list-item>
                    <text:p>Need to define distance measure in advance.</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3.256cm" svg:x="1.4cm" svg:y="0.962cm" presentation:class="title">
          <draw:text-box>
            <text:p>Scaling Clustering</text:p>
          </draw:text-box>
        </draw:frame>
        <draw:frame presentation:style-name="pr4" draw:layer="layout" svg:width="25.199cm" svg:height="13.859cm" svg:x="1.4cm" svg:y="4.914cm" presentation:class="outline">
          <draw:text-box>
            <text:list text:style-name="L3">
              <text:list-item>
                <text:p>BRF (Bradley, Fayyad and Reina</text:p>
                <text:list>
                  <text:list-item>
                    <text:p>Speed-up if data does not fit in main memory</text:p>
                  </text:list-item>
                  <text:list-item>
                    <text:p>Still sequential formulation</text:p>
                  </text:list-item>
                </text:list>
              </text:list-item>
              <text:list-item>
                <text:p>CURE (Clustering using Representitives)</text:p>
                <text:list>
                  <text:list-item>
                    <text:p>Cluster sample</text:p>
                  </text:list-item>
                  <text:list-item>
                    <text:p>Merge clusters</text:p>
                  </text:list-item>
                  <text:list-item>
                    <text:p>Assign remaining points</text:p>
                  </text:list-item>
                </text:list>
              </text:list-item>
              <text:list-item>
                <text:p>GRGPF (Ganti, Ramakrishnan, Gehrke, Powell and French)</text:p>
              </text:list-item>
            </text:list>
          </draw:text-box>
        </draw:frame>
        <presentation:notes draw:style-name="dp2">
          <draw:page-thumbnail draw:style-name="gr1" draw:layer="layout" svg:width="13.968cm" svg:height="10.476cm" svg:x="3.81cm" svg:y="2.123cm" draw:page-number="22" presentation:class="page"/>
          <draw:frame presentation:style-name="pr5" draw:layer="layout" svg:width="17.271cm" svg:height="14.954cm" svg:x="2.159cm" svg:y="13.271cm" presentation:class="notes" presentation:user-transformed="true">
            <draw:text-box>
              <text:list text:style-name="L5">
                <text:list-item>
                  <text:p>BRF (Bradley, Fayyad and Reina</text:p>
                  <text:list>
                    <text:list-item>
                      <text:p>Speed-up if data does not fit in main memory:</text:p>
                      <text:list>
                        <text:list-item>
                          <text:p>Discard Set (points represented by k clusters already)</text:p>
                        </text:list-item>
                        <text:list-item>
                          <text:p>Compressed Set (points close to each other)</text:p>
                        </text:list-item>
                        <text:list-item>
                          <text:p>Retained Set (points neither close to clusters nor points)</text:p>
                        </text:list-item>
                      </text:list>
                    </text:list-item>
                    <text:list-item>
                      <text:p>Still sequential formulation.</text:p>
                    </text:list-item>
                  </text:list>
                </text:list-item>
                <text:list-item>
                  <text:p>CURE (Clustering using REpresentitives)</text:p>
                  <text:list>
                    <text:list-item>
                      <text:p>Init: Cluster small sample of data in main memory.</text:p>
                    </text:list-item>
                    <text:list-item>
                      <text:p>Select representatives.</text:p>
                    </text:list-item>
                    <text:list-item>
                      <text:p>Merge clusters with sufficiently close representatives.</text:p>
                    </text:list-item>
                    <text:list-item>
                      <text:p>Assign remaining points to clusters.</text:p>
                    </text:list-item>
                    <text:list-item>
                      <text:p>GRGPF: Based on clustering a sample, pruning the resulting cluster tree, assigning points to the cluster tree nodes, split and merge clusters as appropriate (max cluster radius defined beforehand.</text:p>
                    </text:list-item>
                  </text:list>
                </text:list-item>
              </text:list>
            </draw:text-box>
          </draw:frame>
        </presentation:notes>
      </draw:page>
      <draw:page draw:name="page23" draw:style-name="dp1" draw:master-page-name="Default" presentation:presentation-page-layout-name="AL2T1">
        <draw:frame presentation:style-name="pr3" draw:layer="layout" svg:width="25.199cm" svg:height="3.256cm" svg:x="1.4cm" svg:y="0.962cm" presentation:class="title">
          <draw:text-box>
            <text:p>Stream clustering</text:p>
          </draw:text-box>
        </draw:frame>
        <draw:frame presentation:style-name="pr4" draw:layer="layout" svg:width="25.199cm" svg:height="13.859cm" svg:x="1.4cm" svg:y="4.914cm" presentation:class="outline">
          <draw:text-box>
            <text:list text:style-name="L3">
              <text:list-item>
                <text:p>Stable vs. Unstable streams:</text:p>
                <text:list>
                  <text:list-item>
                    <text:p>Stable statistics: Use a sample.</text:p>
                  </text:list-item>
                  <text:list-item>
                    <text:p>Unstable evolving statistics: Use Stream clustering.</text:p>
                  </text:list-item>
                </text:list>
              </text:list-item>
              <text:list-item>
                <text:p>General concept can integrate multiple algorithms.</text:p>
              </text:list-item>
            </text:list>
          </draw:text-box>
        </draw:frame>
        <presentation:notes draw:style-name="dp2">
          <draw:page-thumbnail draw:style-name="gr1" draw:layer="layout" svg:width="13.968cm" svg:height="10.476cm" svg:x="3.81cm" svg:y="2.123cm" draw:page-number="23" presentation:class="page"/>
          <draw:frame presentation:style-name="pr5" draw:layer="layout" svg:width="17.271cm" svg:height="12.322cm" svg:x="2.159cm" svg:y="13.271cm" presentation:class="notes" presentation:user-transformed="true">
            <draw:text-box>
              <text:p>Konzept anmalen</text:p>
            </draw:text-box>
          </draw:frame>
        </presentation:notes>
      </draw:page>
      <draw:page draw:name="page24" draw:style-name="dp1" draw:master-page-name="Default" presentation:presentation-page-layout-name="AL2T1">
        <draw:frame presentation:style-name="pr3" draw:layer="layout" svg:width="25.199cm" svg:height="3.256cm" svg:x="1.4cm" svg:y="0.962cm" presentation:class="title">
          <draw:text-box>
            <text:p>Parallel clustering</text:p>
          </draw:text-box>
        </draw:frame>
        <draw:frame presentation:style-name="pr4" draw:layer="layout" svg:width="25.199cm" svg:height="13.859cm" svg:x="1.4cm" svg:y="4.914cm" presentation:class="outline">
          <draw:text-box>
            <text:list text:style-name="L3">
              <text:list-item>
                <text:p>Separate strategy for each algorithm</text:p>
                <text:p/>
              </text:list-item>
              <text:list-item>
                <text:p>More general:</text:p>
                <text:list>
                  <text:list-item>
                    <text:p>In map do initial cluster creation.</text:p>
                  </text:list-item>
                  <text:list-item>
                    <text:p>In Reduce merge clusters.</text:p>
                  </text:list-item>
                </text:list>
              </text:list-item>
            </text:list>
          </draw:text-box>
        </draw:frame>
        <presentation:notes draw:style-name="dp2">
          <draw:page-thumbnail draw:style-name="gr1" draw:layer="layout" svg:width="13.968cm" svg:height="10.476cm" svg:x="3.81cm" svg:y="2.123cm" draw:page-number="24" presentation:class="page"/>
          <draw:frame presentation:style-name="pr5"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3.256cm" svg:x="1.4cm" svg:y="0.962cm" presentation:class="title">
          <draw:text-box>
            <text:p>Attribute clustering</text:p>
          </draw:text-box>
        </draw:frame>
        <draw:frame presentation:style-name="pr4" draw:layer="layout" svg:width="25.199cm" svg:height="13.859cm" svg:x="1.4cm" svg:y="4.914cm" presentation:class="outline">
          <draw:text-box>
            <text:list text:style-name="L3">
              <text:list-item>
                <text:p>Given: Training data with n features for each instance.</text:p>
              </text:list-item>
              <text:list-item>
                <text:p>Goal:</text:p>
                <text:list>
                  <text:list-item>
                    <text:p>Discrete features:</text:p>
                    <text:list>
                      <text:list-item>
                        <text:p>Frequent patterns.</text:p>
                      </text:list-item>
                      <text:list-item>
                        <text:p>Association rules (if … then also: ...)</text:p>
                      </text:list-item>
                    </text:list>
                  </text:list-item>
                  <text:list-item>
                    <text:p>Numerical features: Find related ones.</text:p>
                    <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5" draw:layer="layout" svg:width="17.271cm" svg:height="12.322cm" svg:x="2.159cm" svg:y="13.271cm" presentation:class="notes" presentation:user-transformed="true">
            <draw:text-box>
              <text:p>Discrete: frequent itemset algorithmen und association rules. Für: Warenkorbanalyse, Suchquerysession Analyse, aber auch Kompression und Visualisierung</text:p>
              <text:p>Numerisch: Analog zu bisherigem Instanzclustern mit transponierter Feature/Beispielmatrix</text:p>
            </draw:text-box>
          </draw:frame>
        </presentation:notes>
      </draw:page>
      <draw:page draw:name="page26" draw:style-name="dp1" draw:master-page-name="Default" presentation:presentation-page-layout-name="AL2T1">
        <draw:frame presentation:style-name="pr3" draw:layer="layout" svg:width="25.199cm" svg:height="3.256cm" svg:x="1.4cm" svg:y="0.962cm" presentation:class="title">
          <draw:text-box>
            <text:p>Attribute clustering</text:p>
          </draw:text-box>
        </draw:frame>
        <draw:frame presentation:style-name="pr4" draw:layer="layout" svg:width="25.199cm" svg:height="13.859cm" svg:x="1.4cm" svg:y="4.914cm" presentation:class="outline">
          <draw:text-box>
            <text:list text:style-name="L3">
              <text:list-item>
                <text:p>Type of attributes:</text:p>
                <text:list>
                  <text:list-item>
                    <text:p>Binary, nominal, ordinal.</text:p>
                  </text:list-item>
                  <text:list-item>
                    <text:p>Numerical have to be discretised.</text:p>
                  </text:list-item>
                </text:list>
              </text:list-item>
              <text:list-item>
                <text:p>Attributes may be weighted.</text:p>
              </text:list-item>
              <text:list-item>
                <text:p>Redundancy/ correlation in attributes makes rules weak and redundant.</text:p>
              </text:list-item>
            </text:list>
          </draw:text-box>
        </draw:frame>
        <presentation:notes draw:style-name="dp2">
          <draw:page-thumbnail draw:style-name="gr1" draw:layer="layout" svg:width="13.968cm" svg:height="10.476cm" svg:x="3.81cm" svg:y="2.123cm" draw:page-number="26" presentation:class="page"/>
          <draw:frame presentation:style-name="pr5"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2T1">
        <draw:frame presentation:style-name="pr3" draw:layer="layout" svg:width="25.199cm" svg:height="3.256cm" svg:x="1.4cm" svg:y="3.362cm" presentation:class="title" presentation:user-transformed="true">
          <draw:text-box>
            <text:p>Association rules</text:p>
          </draw:text-box>
        </draw:frame>
        <draw:frame presentation:style-name="pr4" draw:layer="layout" svg:width="25.199cm" svg:height="13.859cm" svg:x="1.4cm" svg:y="7.314cm" presentation:class="outline" presentation:user-transformed="true">
          <draw:text-box>
            <text:list text:style-name="L3">
              <text:list-item>
                <text:p>Idea:</text:p>
                <text:list>
                  <text:list-item>
                    <text:p>Support = How often do we see A and B together?</text:p>
                  </text:list-item>
                  <text:list-item>
                    <text:p>Confidence = How often do we see B after A?</text:p>
                  </text:list-item>
                </text:list>
              </text:list-item>
              <text:list-item>
                <text:p>Accept rules with min support and confidence</text:p>
                <text:p><text:s/></text:p>
              </text:list-item>
            </text:list>
          </draw:text-box>
        </draw:frame>
        <presentation:notes draw:style-name="dp2">
          <draw:page-thumbnail draw:style-name="gr1" draw:layer="layout" svg:width="13.968cm" svg:height="10.476cm" svg:x="3.81cm" svg:y="2.123cm" draw:page-number="27" presentation:class="page"/>
          <draw:frame presentation:style-name="pr5" draw:layer="layout" svg:width="17.271cm" svg:height="12.322cm" svg:x="2.159cm" svg:y="13.271cm" presentation:class="notes">
            <draw:text-box>
              <text:p>Ablauf:</text:p>
              <text:p>Finde alle Mengen mit mindest-Support.</text:p>
              <text:p>Wirf die ohne mindest-Confidence weg.</text:p>
              <text:p>In einem zweiten Schritt verinige mit verbleibenden Elementen, berechne Support und filtere nach Confidence.</text:p>
              <text:p/>
              <text:p>Für Mengenoperationen Hashes/Bäume verwenden</text:p>
              <text:p/>
              <text:p>Support: Ignoriere Items die nicht selbst Element eines Frequent Itemsets sind.</text:p>
              <text:p/>
              <text:p>Partitionierungsalgorithmen</text:p>
            </draw:text-box>
          </draw:frame>
        </presentation:notes>
      </draw:page>
      <draw:page draw:name="page28" draw:style-name="dp1" draw:master-page-name="Default" presentation:presentation-page-layout-name="AL2T1">
        <draw:frame presentation:style-name="pr3" draw:layer="layout" svg:width="25.199cm" svg:height="3.256cm" svg:x="1.4cm" svg:y="2.962cm" presentation:class="title" presentation:user-transformed="true">
          <draw:text-box>
            <text:p>Apriori</text:p>
          </draw:text-box>
        </draw:frame>
        <draw:frame presentation:style-name="pr4" draw:layer="layout" svg:width="25.199cm" svg:height="13.859cm" svg:x="1.4cm" svg:y="6.914cm" presentation:class="outline" presentation:user-transformed="true">
          <draw:text-box>
            <text:list text:style-name="L3">
              <text:list-item>
                <text:p>Simple to implement.</text:p>
              </text:list-item>
              <text:list-item>
                <text:p>But:</text:p>
                <text:list>
                  <text:list-item>
                    <text:p>Many candidates (memory, runtime high)</text:p>
                  </text:list-item>
                  <text:list-item>
                    <text:p>Many iterations over data</text:p>
                  </text:list-item>
                </text:list>
              </text:list-item>
            </text:list>
          </draw:text-box>
        </draw:frame>
        <presentation:notes draw:style-name="dp2">
          <draw:page-thumbnail draw:style-name="gr1" draw:layer="layout" svg:width="13.968cm" svg:height="10.476cm" svg:x="3.81cm" svg:y="2.123cm" draw:page-number="28" presentation:class="page"/>
          <draw:frame presentation:style-name="pr5"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2T1">
        <draw:frame presentation:style-name="pr3" draw:layer="layout" svg:width="25.199cm" svg:height="3.256cm" svg:x="1.4cm" svg:y="0.962cm" presentation:class="title">
          <draw:text-box>
            <text:p>FP Growth</text:p>
          </draw:text-box>
        </draw:frame>
        <draw:frame presentation:style-name="pr4" draw:layer="layout" svg:width="25.199cm" svg:height="13.859cm" svg:x="1.4cm" svg:y="4.914cm" presentation:class="outline">
          <draw:text-box>
            <text:list text:style-name="L3">
              <text:list-item>
                <text:p>Frequent pattern tree for itemset extraction.</text:p>
                <text:list>
                  <text:list-item>
                    <text:p>Store only sufficient statistics for itemsets.</text:p>
                  </text:list-item>
                  <text:list-item>
                    <text:p>Only two iterations over data.</text:p>
                  </text:list-item>
                </text:list>
              </text:list-item>
              <text:list-item>
                <text:p>Extraction:</text:p>
                <text:list>
                  <text:list-item>
                    <text:p>Divide'n'Conquer to reduce optimisation problem to sub problems.</text:p>
                  </text:list-item>
                  <text:list-item>
                    <text:p>Avoid candidate generation.</text:p>
                  </text:list-item>
                </text:list>
              </text:list-item>
            </text:list>
          </draw:text-box>
        </draw:frame>
        <presentation:notes draw:style-name="dp2">
          <draw:page-thumbnail draw:style-name="gr1" draw:layer="layout" svg:width="13.968cm" svg:height="10.476cm" svg:x="3.81cm" svg:y="2.123cm" draw:page-number="29" presentation:class="page"/>
          <draw:frame presentation:style-name="pr5"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2T1">
        <draw:frame presentation:style-name="pr3" draw:layer="layout" svg:width="25.199cm" svg:height="3.256cm" svg:x="1.4cm" svg:y="0.962cm" presentation:class="title">
          <draw:text-box>
            <text:p>FP Growth</text:p>
          </draw:text-box>
        </draw:frame>
        <draw:frame presentation:style-name="pr4" draw:layer="layout" svg:width="25.199cm" svg:height="13.859cm" svg:x="1.4cm" svg:y="4.914cm" presentation:class="outline">
          <draw:text-box>
            <text:list text:style-name="L3">
              <text:list-item>
                <text:p>Advantages:</text:p>
                <text:list>
                  <text:list-item>
                    <text:p>Faster than apriori</text:p>
                  </text:list-item>
                  <text:list-item>
                    <text:p>No candidate generation</text:p>
                  </text:list-item>
                  <text:list-item>
                    <text:p>Iterate only over tree instead of all data</text:p>
                  </text:list-item>
                </text:list>
              </text:list-item>
              <text:list-item>
                <text:p>Disadvantages:</text:p>
                <text:list>
                  <text:list-item>
                    <text:p>More complex too implement</text:p>
                  </text:list-item>
                  <text:list-item>
                    <text:p>Creation of many identical trees</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5"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2T1">
        <draw:frame presentation:style-name="pr3" draw:layer="layout" svg:width="25.199cm" svg:height="3.256cm" svg:x="1.4cm" svg:y="0.962cm" presentation:class="title">
          <draw:text-box>
            <text:p>Links</text:p>
          </draw:text-box>
        </draw:frame>
        <draw:frame presentation:style-name="pr4" draw:layer="layout" svg:width="25.199cm" svg:height="13.859cm" svg:x="1.4cm" svg:y="4.914cm" presentation:class="outline" presentation:user-transformed="true">
          <draw:text-box>
            <text:list text:style-name="L3">
              <text:list-header>
                <text:p>[1] Intelligente Datenanalyse in Matlab, Michael Brückner, Universität Potsdam<text:span text:style-name="T9"> </text:span><text:span text:style-name="T9"><text:a xlink:href="http://www.cs.uni-potsdam.de/ml/teaching/ws10/ida/Clustern.pdf">http://www.cs.uni-potsdam.de/ml/teaching/ws10/ida/Clustern.pdf</text:a></text:span> </text:p>
              </text:list-header>
            </text:list>
          </draw:text-box>
        </draw:frame>
        <presentation:notes draw:style-name="dp2">
          <draw:page-thumbnail draw:style-name="gr1" draw:layer="layout" svg:width="13.968cm" svg:height="10.476cm" svg:x="3.81cm" svg:y="2.123cm" draw:page-number="31"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Isabel Drost</meta:initial-creator>
    <meta:creation-date>2011-07-05T21:23:00</meta:creation-date>
    <meta:editing-duration>PT49H16M57S</meta:editing-duration>
    <meta:editing-cycles>13</meta:editing-cycles>
    <dc:date>2011-07-07T22:39:51</dc:date>
    <dc:creator>Isabel Drost</dc:creator>
    <meta:generator>OpenOffice.org/3.2$Unix OpenOffice.org_project/320m19$Build-9505</meta:generator>
    <meta:document-statistic meta:object-count="172"/>
  </office:meta>
</office:document-meta>
</file>

<file path=Object 1/content.xml><?xml version="1.0" encoding="utf-8"?>
<math xmlns="http://www.w3.org/1998/Math/MathML">
  <semantics>
    <mrow>
      <mrow>
        <mover accent="true">
          <mo stretchy="false">Θ</mo>
          <mo stretchy="false">´</mo>
        </mover>
        <mi mathvariant="normal">=</mi>
        <munder>
          <mi mathvariant="italic">argmax</mi>
          <mo stretchy="false">Θ</mo>
        </munder>
      </mrow>
      <mi>p</mi>
      <mrow>
        <mrow>
          <mo stretchy="false">(</mo>
          <mrow>
            <mo stretchy="false">Θ</mo>
            <mi mathvariant="normal">∣</mi>
            <mi>X</mi>
          </mrow>
          <mo stretchy="false">)</mo>
        </mrow>
        <mi mathvariant="normal">=</mi>
        <munder>
          <mi mathvariant="italic">argmax</mi>
          <mo stretchy="false">Θ</mo>
        </munder>
      </mrow>
      <mi>p</mi>
      <mrow>
        <mo stretchy="false">(</mo>
        <mrow>
          <mi>X</mi>
          <mi mathvariant="normal">∣</mi>
          <mo stretchy="false">Θ</mo>
        </mrow>
        <mo stretchy="false">)</mo>
      </mrow>
      <mi>p</mi>
      <mrow>
        <mo stretchy="false">(</mo>
        <mo stretchy="false">Θ</mo>
        <mo stretchy="false">)</mo>
      </mrow>
    </mrow>
    <annotation encoding="StarMath 5.0">acute %THETA  = argmax csub{%THETA} p(%THETA divides  X) = argmax csub{%THETA} p(X divides %THETA) p(%THETA) </annotation>
  </semantics>
</math>
</file>

<file path=Object 2/content.xml><?xml version="1.0" encoding="utf-8"?>
<math xmlns="http://www.w3.org/1998/Math/MathML">
  <semantics>
    <mrow>
      <mrow>
        <msub>
          <mo stretchy="false">π</mo>
          <mi>i</mi>
        </msub>
        <mi mathvariant="normal">∈</mi>
        <msup>
          <mrow>
            <mi stretchy="false" mathvariant="normal">[</mi>
            <mn>0,1</mn>
            <mi stretchy="false" mathvariant="normal">]</mi>
          </mrow>
          <mi>k</mi>
        </msup>
      </mrow>
      <mrow>
        <mrow>
          <munderover>
            <mi mathvariant="normal">∑</mi>
            <mrow>
              <mi>j</mi>
              <mi mathvariant="normal">=</mi>
              <mn>1</mn>
            </mrow>
            <mi>k</mi>
          </munderover>
          <msub>
            <mo stretchy="false">π</mo>
            <mi mathvariant="italic">ij</mi>
          </msub>
        </mrow>
        <mi mathvariant="normal">=</mi>
        <mn>1</mn>
      </mrow>
    </mrow>
    <annotation encoding="StarMath 5.0">%pi_i in [0,1]^k sum from{j=1} to{k} %pi_{ij} = 1 </annotation>
  </semantics>
</math>
</file>

<file path=Object 3/content.xml><?xml version="1.0" encoding="utf-8"?>
<math xmlns="http://www.w3.org/1998/Math/MathML">
  <semantics>
    <mtable>
      <mtr>
        <mtd>
          <mrow>
            <mi>p</mi>
            <mrow>
              <mrow>
                <mo stretchy="false">(</mo>
                <mrow>
                  <mi>X</mi>
                  <mi mathvariant="normal">∣</mi>
                  <mo stretchy="false">Θ</mo>
                </mrow>
                <mo stretchy="false">)</mo>
              </mrow>
              <mi mathvariant="normal">=</mi>
              <mrow>
                <munderover>
                  <mi mathvariant="normal">∏</mi>
                  <mrow>
                    <mi>i</mi>
                    <mi mathvariant="normal">=</mi>
                    <mn>1</mn>
                  </mrow>
                  <mi>n</mi>
                </munderover>
                <mi>p</mi>
              </mrow>
            </mrow>
            <mrow>
              <mrow>
                <mo stretchy="false">(</mo>
                <mrow>
                  <msub>
                    <mi>x</mi>
                    <mi>i</mi>
                  </msub>
                  <mi mathvariant="normal">∣</mi>
                  <mo stretchy="false">Θ</mo>
                </mrow>
                <mo stretchy="false">)</mo>
              </mrow>
              <mi mathvariant="normal">=</mi>
              <mrow>
                <munderover>
                  <mi mathvariant="normal">∏</mi>
                  <mrow>
                    <mi>i</mi>
                    <mi mathvariant="normal">=</mi>
                    <mn>1</mn>
                  </mrow>
                  <mi>n</mi>
                </munderover>
                <mrow>
                  <mo stretchy="false">(</mo>
                  <mrow>
                    <mrow>
                      <munderover>
                        <mi mathvariant="normal">∑</mi>
                        <mrow>
                          <mi>j</mi>
                          <mi mathvariant="normal">=</mi>
                          <mn>1</mn>
                        </mrow>
                        <mi>k</mi>
                      </munderover>
                      <msub>
                        <mo stretchy="false">π</mo>
                        <mi mathvariant="italic">ij</mi>
                      </msub>
                    </mrow>
                    <mi>N</mi>
                    <mrow>
                      <mo stretchy="false">(</mo>
                      <mrow>
                        <mrow>
                          <msub>
                            <mi>x</mi>
                            <mi>i</mi>
                          </msub>
                          <mi mathvariant="normal">∣</mi>
                          <msub>
                            <mo stretchy="false">μ</mo>
                            <mi>j</mi>
                          </msub>
                        </mrow>
                        <mi>,</mi>
                        <msub>
                          <mo stretchy="false">Σ</mo>
                          <mi>j</mi>
                        </msub>
                      </mrow>
                      <mo stretchy="false">)</mo>
                    </mrow>
                  </mrow>
                  <mo stretchy="false">)</mo>
                </mrow>
              </mrow>
            </mrow>
          </mrow>
        </mtd>
      </mtr>
      <mtr>
        <mtd>
          <mrow>
            <mo stretchy="false">Θ</mo>
            <mi mathvariant="normal">=</mi>
            <mrow>
              <mo stretchy="false">(</mo>
              <mrow>
                <msub>
                  <mo stretchy="false">π</mo>
                  <mi mathvariant="italic">ij</mi>
                </msub>
                <mi>,</mi>
                <msub>
                  <mo stretchy="false">μ</mo>
                  <mi>j</mi>
                </msub>
                <mi>,</mi>
                <msub>
                  <mo stretchy="false">Σ</mo>
                  <mi>j</mi>
                </msub>
              </mrow>
              <mo stretchy="false">)</mo>
            </mrow>
          </mrow>
        </mtd>
      </mtr>
    </mtable>
    <annotation encoding="StarMath 5.0">p(X divides %THETA) = prod from {i=1} to n p(x_i divides %THETA) = prod from {i=1} to n (sum from {j=1} to k %pi_{ij} N(x_i divides %mu_j, %SIGMA_j)) newline
alignl %THETA = (%pi_{ij}, %mu_j, %SIGMA_j)</annotation>
  </semantics>
</math>
</file>

<file path=Object 4/content.xml><?xml version="1.0" encoding="utf-8"?>
<math xmlns="http://www.w3.org/1998/Math/MathML">
  <semantics>
    <mrow>
      <mi mathvariant="italic">dist</mi>
      <mrow>
        <mrow>
          <mo stretchy="false">(</mo>
          <mrow>
            <msub>
              <mi>C</mi>
              <mi>i</mi>
            </msub>
            <mi>,</mi>
            <msub>
              <mi>C</mi>
              <mi>j</mi>
            </msub>
          </mrow>
          <mo stretchy="false">)</mo>
        </mrow>
        <mi mathvariant="normal">=</mi>
        <munder>
          <mi mathvariant="italic">min</mi>
          <mrow>
            <mrow>
              <mi>x</mi>
              <mi mathvariant="normal">∈</mi>
              <msub>
                <mi>C</mi>
                <mi>i</mi>
              </msub>
            </mrow>
            <mi>,</mi>
            <mrow>
              <mi>y</mi>
              <mi mathvariant="normal">∈</mi>
              <msub>
                <mi>C</mi>
                <mi>j</mi>
              </msub>
            </mrow>
          </mrow>
        </munder>
      </mrow>
      <mrow>
        <mo stretchy="false">(</mo>
        <mrow>
          <mi mathvariant="italic">dist</mi>
          <mrow>
            <mo stretchy="false">(</mo>
            <mrow>
              <mi>x</mi>
              <mi>,</mi>
              <mi>y</mi>
            </mrow>
            <mo stretchy="false">)</mo>
          </mrow>
        </mrow>
        <mo stretchy="false">)</mo>
      </mrow>
    </mrow>
    <annotation encoding="StarMath 5.0">dist(C_i, C_j) = min csub {x in C_i, y in C_j} (dist(x, y))</annotation>
  </semantics>
</math>
</file>

<file path=Object 5/content.xml><?xml version="1.0" encoding="utf-8"?>
<math xmlns="http://www.w3.org/1998/Math/MathML">
  <semantics>
    <mrow>
      <mi mathvariant="italic">dist</mi>
      <mrow>
        <mrow>
          <mo stretchy="false">(</mo>
          <mrow>
            <msub>
              <mi>C</mi>
              <mi>i</mi>
            </msub>
            <mi>,</mi>
            <msub>
              <mi>C</mi>
              <mi>j</mi>
            </msub>
          </mrow>
          <mo stretchy="false">)</mo>
        </mrow>
        <mi mathvariant="normal">=</mi>
        <munder>
          <mi mathvariant="italic">max</mi>
          <mrow>
            <mrow>
              <mi>x</mi>
              <mi mathvariant="normal">∈</mi>
              <msub>
                <mi>C</mi>
                <mi>i</mi>
              </msub>
            </mrow>
            <mi>,</mi>
            <mrow>
              <mi>y</mi>
              <mi mathvariant="normal">∈</mi>
              <msub>
                <mi>C</mi>
                <mi>j</mi>
              </msub>
            </mrow>
          </mrow>
        </munder>
      </mrow>
      <mrow>
        <mo stretchy="false">(</mo>
        <mrow>
          <mi mathvariant="italic">dist</mi>
          <mrow>
            <mo stretchy="false">(</mo>
            <mrow>
              <mi>x</mi>
              <mi>,</mi>
              <mi>y</mi>
            </mrow>
            <mo stretchy="false">)</mo>
          </mrow>
        </mrow>
        <mo stretchy="false">)</mo>
      </mrow>
    </mrow>
    <annotation encoding="StarMath 5.0">dist(C_i, C_j) = max csub {x in C_i, y in C_j} (dist(x, y))</annotation>
  </semantics>
</math>
</file>

<file path=Object 6/content.xml><?xml version="1.0" encoding="utf-8"?>
<math xmlns="http://www.w3.org/1998/Math/MathML">
  <semantics>
    <mrow>
      <mi mathvariant="italic">dist</mi>
      <mrow>
        <mrow>
          <mo stretchy="false">(</mo>
          <mrow>
            <msub>
              <mi>C</mi>
              <mi>i</mi>
            </msub>
            <mi>,</mi>
            <msub>
              <mi>C</mi>
              <mi>j</mi>
            </msub>
          </mrow>
          <mo stretchy="false">)</mo>
        </mrow>
        <mi mathvariant="normal">=</mi>
        <mfrac>
          <mn>1</mn>
          <mrow>
            <mrow>
              <mi stretchy="false" mathvariant="normal">∣</mi>
              <msub>
                <mi>C</mi>
                <mi>i</mi>
              </msub>
              <mi stretchy="false" mathvariant="normal">∣</mi>
            </mrow>
            <mrow>
              <mi stretchy="false" mathvariant="normal">∣</mi>
              <msub>
                <mi>C</mi>
                <mi>j</mi>
              </msub>
              <mi stretchy="false" mathvariant="normal">∣</mi>
            </mrow>
          </mrow>
        </mfrac>
      </mrow>
      <mrow>
        <munder>
          <mi mathvariant="normal">∑</mi>
          <mrow>
            <mi>x</mi>
            <mi>,</mi>
            <mrow>
              <mi>y</mi>
              <mi mathvariant="normal">∈</mi>
              <mrow>
                <msub>
                  <mi>C</mi>
                  <mi>i</mi>
                </msub>
                <mi mathvariant="normal">∪</mi>
                <msub>
                  <mi>C</mi>
                  <mi>j</mi>
                </msub>
              </mrow>
            </mrow>
          </mrow>
        </munder>
        <mrow>
          <mo stretchy="false">(</mo>
          <mrow>
            <mi mathvariant="italic">dist</mi>
            <mrow>
              <mo stretchy="false">(</mo>
              <mrow>
                <mi>x</mi>
                <mi>,</mi>
                <mi>y</mi>
              </mrow>
              <mo stretchy="false">)</mo>
            </mrow>
          </mrow>
          <mo stretchy="false">)</mo>
        </mrow>
      </mrow>
    </mrow>
    <annotation encoding="StarMath 5.0">dist(C_i, C_j) = 1 over {lline C_i rline lline C_j rline } sum from {x,y in C_i union C_j } (dist(x, y))</annotation>
  </semantics>
</math>
</file>

<file path=Object 7/content.xml><?xml version="1.0" encoding="utf-8"?>
<math xmlns="http://www.w3.org/1998/Math/MathML">
  <semantics>
    <mrow>
      <mi mathvariant="italic">dist</mi>
      <mrow>
        <mrow>
          <mo stretchy="false">(</mo>
          <mrow>
            <msub>
              <mi>C</mi>
              <mi>i</mi>
            </msub>
            <mi>,</mi>
            <msub>
              <mi>C</mi>
              <mi>j</mi>
            </msub>
          </mrow>
          <mo stretchy="false">)</mo>
        </mrow>
        <mi mathvariant="normal">=</mi>
        <mfrac>
          <mn>1</mn>
          <mrow>
            <mi stretchy="false" mathvariant="normal">∣</mi>
            <mrow>
              <msub>
                <mi>C</mi>
                <mi>i</mi>
              </msub>
              <mi mathvariant="normal">∪</mi>
              <msub>
                <mi>C</mi>
                <mi>j</mi>
              </msub>
            </mrow>
            <mi stretchy="false" mathvariant="normal">∣</mi>
          </mrow>
        </mfrac>
      </mrow>
      <mrow>
        <munder>
          <mi mathvariant="normal">∑</mi>
          <mrow>
            <mi>x</mi>
            <mi>,</mi>
            <mrow>
              <mi>y</mi>
              <mi mathvariant="normal">∈</mi>
              <mrow>
                <msub>
                  <mi>C</mi>
                  <mi>i</mi>
                </msub>
                <mi mathvariant="normal">∪</mi>
                <msub>
                  <mi>C</mi>
                  <mi>j</mi>
                </msub>
              </mrow>
            </mrow>
          </mrow>
        </munder>
        <mrow>
          <mo stretchy="false">(</mo>
          <mrow>
            <mi mathvariant="italic">dist</mi>
            <mrow>
              <mo stretchy="false">(</mo>
              <mrow>
                <mi>x</mi>
                <mi>,</mi>
                <mi>y</mi>
              </mrow>
              <mo stretchy="false">)</mo>
            </mrow>
          </mrow>
          <mo stretchy="false">)</mo>
        </mrow>
      </mrow>
    </mrow>
    <annotation encoding="StarMath 5.0">dist(C_i, C_j) = 1 over {lline C_i union C_j rline } sum from {x,y in C_i union C_j } (dist(x, y))</annotation>
  </semantics>
</math>
</file>